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"Disaster supplies—Please use in 
case of emergency"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's the matter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got a lot of color back in your face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glad you're all right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
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holding it righ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got to bear it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'Cos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gotta pee real
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
you, 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 long as anyone's realized we're in
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"Helloooooooo———!"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"Is anybody in there———?!!"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whil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Yikes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3T11:26:20+01:00</meta:creation-date>
    <dc:date>2019-11-23T11:26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